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3a436" officeooo:paragraph-rsid="0013a436"/>
    </style:style>
    <style:style style:name="P3" style:family="paragraph" style:parent-style-name="Text_20_body">
      <style:paragraph-properties fo:text-align="center" style:justify-single-word="false"/>
      <style:text-properties officeooo:rsid="0013a436" officeooo:paragraph-rsid="0013a436"/>
    </style:style>
    <style:style style:name="P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50c9f" officeooo:paragraph-rsid="00150c9f"/>
    </style:style>
    <style:style style:name="P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officeooo:rsid="0018b0e4" officeooo:paragraph-rsid="0018b0e4"/>
    </style:style>
    <style:style style:name="P6" style:family="paragraph" style:parent-style-name="Text_20_body">
      <style:paragraph-properties fo:text-align="justify" style:justify-single-word="false"/>
      <style:text-properties style:text-underline-style="none" officeooo:rsid="00150c9f" officeooo:paragraph-rsid="00150c9f"/>
    </style:style>
    <style:style style:name="P7" style:family="paragraph" style:parent-style-name="Text_20_body">
      <style:paragraph-properties fo:text-align="center" style:justify-single-word="false"/>
      <style:text-properties style:text-underline-style="none" officeooo:rsid="00150c9f" officeooo:paragraph-rsid="00150c9f"/>
    </style:style>
    <style:style style:name="P8" style:family="paragraph" style:parent-style-name="Text_20_body">
      <style:paragraph-properties fo:text-align="justify" style:justify-single-word="false"/>
      <style:text-properties style:text-underline-style="none" officeooo:rsid="00165526" officeooo:paragraph-rsid="00165526"/>
    </style:style>
    <style:style style:name="P9" style:family="paragraph" style:parent-style-name="Text_20_body">
      <style:paragraph-properties fo:text-align="center" style:justify-single-word="false"/>
      <style:text-properties style:text-underline-style="none" officeooo:rsid="00165526" officeooo:paragraph-rsid="00165526"/>
    </style:style>
    <style:style style:name="P10" style:family="paragraph" style:parent-style-name="Text_20_body">
      <style:paragraph-properties fo:text-align="justify" style:justify-single-word="false"/>
      <style:text-properties style:text-underline-style="none" officeooo:rsid="00170193" officeooo:paragraph-rsid="00170193"/>
    </style:style>
    <style:style style:name="P11" style:family="paragraph" style:parent-style-name="Text_20_body">
      <style:paragraph-properties fo:text-align="center" style:justify-single-word="false"/>
      <style:text-properties style:text-underline-style="none" officeooo:rsid="00170193" officeooo:paragraph-rsid="00170193"/>
    </style:style>
    <style:style style:name="P12" style:family="paragraph" style:parent-style-name="Text_20_body">
      <style:paragraph-properties fo:text-align="justify" style:justify-single-word="false"/>
      <style:text-properties style:text-underline-style="none" officeooo:rsid="0018b0e4" officeooo:paragraph-rsid="0018b0e4"/>
    </style:style>
    <style:style style:name="P13" style:family="paragraph" style:parent-style-name="Standard">
      <style:paragraph-properties fo:text-align="center" style:justify-single-word="false"/>
      <style:text-properties officeooo:rsid="0010ecd6" officeooo:paragraph-rsid="0010ecd6"/>
    </style:style>
    <style:style style:name="P14" style:family="paragraph" style:parent-style-name="Standard">
      <style:paragraph-properties fo:text-align="justify" style:justify-single-word="false"/>
      <style:text-properties officeooo:rsid="0010ecd6" officeooo:paragraph-rsid="0010ecd6"/>
    </style:style>
    <style:style style:name="P15" style:family="paragraph" style:parent-style-name="Standard">
      <style:paragraph-properties fo:text-align="justify" style:justify-single-word="false"/>
      <style:text-properties officeooo:rsid="0011e808" officeooo:paragraph-rsid="0011e808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1e808" officeooo:paragraph-rsid="0011e808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1e808" officeooo:paragraph-rsid="0011e80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3a436" officeooo:paragraph-rsid="0013a436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3a436" officeooo:paragraph-rsid="0013a436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11e808" officeooo:paragraph-rsid="0011e808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normal" officeooo:rsid="0011e808" officeooo:paragraph-rsid="0011e808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b0e4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65526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95325" style:font-style-asian="italic" style:font-weight-asian="normal" style:font-style-complex="italic" style:font-weight-complex="normal"/>
    </style:style>
    <style:style style:name="T6" style:family="text">
      <style:text-properties officeooo:rsid="0011e808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3a43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a436" style:font-weight-asian="bold" style:font-weight-complex="bold"/>
    </style:style>
    <style:style style:name="T11" style:family="text">
      <style:text-properties fo:font-weight="bold" officeooo:rsid="00195325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3a436" style:font-weight-asian="normal" style:font-weight-complex="normal"/>
    </style:style>
    <style:style style:name="T14" style:family="text">
      <style:text-properties fo:font-weight="normal" officeooo:rsid="00195325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65526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7019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8b0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9532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officeooo:rsid="0018b0e4"/>
    </style:style>
    <style:style style:name="T22" style:family="text">
      <style:text-properties officeooo:rsid="001953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emplo de Tipos de Dados Criados pelo Programador com Compilação Separada</text:p>
      <text:p text:style-name="P13"/>
      <text:p text:style-name="P14"/>
      <text:p text:style-name="P14">Neste diretório há dois exemplos de tipos de dados criados pelo usuário (programador). O primeiro tipo é <text:span text:style-name="T21">o </text:span>TALUNO. A definição desse tipo e das operações que são possíveis com ele estão no arquivo.h. <text:s/>A implementação das funções declaradas em aluno.h são feitas no arquivo aluno.c</text:p>
      <text:p text:style-name="P14">O outro tipo é o tipo TURMA para o qual também há dois pares de arquivos: turma.h e turma.c<text:span text:style-name="T21">.</text:span> </text:p>
      <text:p text:style-name="P14">Esse exemplo<text:span text:style-name="T21"> de programa modular</text:span> mostra uma limitação da linguagem C em esconder a implementação do usuário (outros programadores que venham a usar os tipos). O problema é que o tipo TURMA, usa o tipo TALUNO. Em termos de representação de dados, um variável do tipo TURMA é um array do tipo TALUNO. Com isso não podemos fazer como nos exemplos nos slides, isto é, declarar a struct aluno em aluno.c <text:s/>e apenas deixar em aluno.h <text:s/>o typedef struct aluno TALUNO, porque se fizermos isso o compilador ao tentar compilar turma.c não encontra a definição da struct aluno e gera erro sempre que <text:span text:style-name="T22">as funções implementadas em turma.c</text:span> acessar<text:span text:style-name="T22">em</text:span> um elemento do vetor de TALUNO. Repare que não há como esconder dos usuários dos dois tipos a definição da struct aluno. Por isso ela teve que ser declarada <text:s/>em aluno.h, ficando os seus campos constituintes expostos, o que não é desejável para a implementação do tipo abstrato TALUNO. Mas isso é uma limitação da linguagem. Na linguagem C++ isso é contornado definindo-se TALUNO como uma <text:span text:style-name="T1">classe</text:span> (<text:span text:style-name="T1">class</text:span> no C++)<text:span text:style-name="T6">. Ou seja, </text:span><text:s text:c="2"/><text:span text:style-name="T6">no C++ </text:span></text:p>
      <text:p text:style-name="P15">é sempre possível esconder não apenas a implementação das operações, mas também, como os dados (structs, vetores, etc) formam o tipo. Na linguagem C, sempre é possível esconder a implementação das operações (funções) associadas ao tipo. Isso é feito por meio de compilação separada. O usuário do tipo tem acesso ao arquivo .h e o arquivo objeto com a implementação das operações, resultante da compilação do arquivo .c correspondente. Entretanto ele não tem acesso ao arquivo .c, logo não sabe como as operações são implementadas. </text:p>
      <text:p text:style-name="P15"/>
      <text:p text:style-name="P16">Compilação separada</text:p>
      <text:p text:style-name="P17"/>
      <text:p text:style-name="P17">A compilação separada pode ser feita de três formas distintas:</text:p>
      <text:p text:style-name="P17">1) Compilação manual de cada módulo.</text:p>
      <text:p text:style-name="P17">2) Compilação através do uso de um arquivo Makefile e do “make” (um comando da shell do sistema operacional.</text:p>
      <text:p text:style-name="P17">3) Criando-se um projeto em uma IDE<text:span text:style-name="T21"> - </text:span><text:span text:style-name="T2">Integrated Development Environment</text:span> (como Geany, DropBox, etc).</text:p>
      <text:p text:style-name="P17"/>
      <text:p text:style-name="P17"><text:span text:style-name="T7">Compilação manual</text:span></text:p>
      <text:p text:style-name="P17"><text:span text:style-name="T7"/></text:p>
      <text:p text:style-name="P20">A compilação manual de cada módulo pode ser feita com o gcc do seguinte modo: </text:p>
      <text:p text:style-name="P21"><text:s text:c="8"/>gcc -o <text:span text:style-name="T8">tipo</text:span>.o -Wall -c <text:span text:style-name="T8">tipo</text:span>.c</text:p>
      <text:p text:style-name="P18">Exemplo: nesse diretório temos os tipos TALUNO e TURMA, cujas operações estão implementadas, respectivamente em aluno.c e turma.c. Podemos gerar os programas objetos para esses arquivos com os comandos:</text:p>
      <text:p text:style-name="P19">gcc -o aluno.o -Wall -c aluno.c</text:p>
      <text:p text:style-name="P19">e</text:p>
      <text:p text:style-name="P19">gcc -o turma.o -Wall -c turma.c</text:p>
      <text:p text:style-name="P19"/>
      <text:p text:style-name="Text_20_body">Um programador usuário desses tipos precisa ter apenas os arquivos .h correspondentes (<text:span text:style-name="T9">aluno.h</text:span> e <text:span text:style-name="T9">turma.h</text:span>) <text:s/>e também os arquivos .o (<text:span text:style-name="T9">aluno.o</text:span> e <text:span text:style-name="T9">turma.o</text:span>). O programador cria seu próprio arquivo com a função main() que faz uso desses tipos, incluindo no seu arquivo os dois arquivos headers (<text:span text:style-name="T9">aluno.h</text:span> e <text:span text:style-name="T11">turma.h</text:span><text:span text:style-name="T10">). </text:span><text:span text:style-name="T13">Em seguida, o usuário pode gerar o arquivo objeto do seu programa, em linguagem de máquina. Vamos supor que o arquivo criado pelo usuário tem nome </text:span><text:span text:style-name="T10">main.c. </text:span><text:span text:style-name="T13">Ele pode compilar esse arquivo gerando o módulo objeto, com o comando:</text:span></text:p>
      <text:p text:style-name="P1"><text:soft-page-break/><text:span text:style-name="T13">gcc -o main.o -Wall -c mai.c</text:span></text:p>
      <text:p text:style-name="P2"><text:span text:style-name="T12">Esse </text:span><text:span text:style-name="T14">arquivo (</text:span><text:span text:style-name="T11">main.o)</text:span><text:span text:style-name="T12"> ainda não é executável. </text:span><text:span text:style-name="T14">Ele tem apenas a tradução para linguagem de máquina do arquivo que contém a função principal </text:span><text:span text:style-name="T5">main() </text:span><text:span text:style-name="T19">e, possivelmente, outras funções criadas pelo usuário dos tipos. </text:span><text:span text:style-name="T12">Para se ter um módulo executável, é necessário “ligar” todos os arquivos objetos. Isso é feito através de um </text:span><text:span text:style-name="T3">linkeditor. </text:span><text:span text:style-name="T15">O linkeditor do gcc pode ser ativado através do seguinte comando:</text:span></text:p>
      <text:p text:style-name="P3"><text:span text:style-name="T15">gcc modulo1.o modulo2.o .... modulomain.o -o executavel</text:span></text:p>
      <text:p text:style-name="P2"><text:span text:style-name="T15">Repare que um e apenas um dos módulos em linguagem de máquina (arquivos. o) devem conter a função main. Por exemplo, para gerar manualmente o programa executável para os módulos desse diretório, basta executar em uma shell o comando:</text:span></text:p>
      <text:p text:style-name="P3"><text:span text:style-name="T15">gcc aluno.o turma.o main.o -o main</text:span></text:p>
      <text:p text:style-name="P2"><text:span text:style-name="T15">Esse comando gera o arquivo executável </text:span><text:span text:style-name="T20">main</text:span><text:span text:style-name="T15">. Para testar esse programa, você pode passar <text:s/>para ele o arquivo de entrada </text:span><text:span text:style-name="T20">entrada.txt</text:span><text:span text:style-name="T15"> através do seguinte comando:</text:span></text:p>
      <text:p text:style-name="P3"><text:span text:style-name="T15">./main &lt; entrada.txt</text:span></text:p>
      <text:p text:style-name="P4"><text:span text:style-name="T15">Compilando </text:span><text:span text:style-name="T18"><text:s/>e ligando </text:span><text:span text:style-name="T15">com o comando make</text:span></text:p>
      <text:p text:style-name="P6"><text:span text:style-name="T15">o comando make utiliza um arquivo de nome </text:span><text:span text:style-name="T20">Makefile</text:span><text:span text:style-name="T15"> ou </text:span><text:span text:style-name="T20">makefile </text:span><text:span text:style-name="T15">que lhe dá instruções de como e quando compilar e ligar módulos. A especificação de como construir um Makefile é complexa. Caso você se queira entender mais como fazer seu próprio Makefile, existem vários videos <text:s/>e tutoriais na internet. <text:s/>Nesse texto será explicado como o arquivo Makefile para o exemplo em questão funciona. Você vê dois tipos de linha no arquivo Makefile</text:span><text:span text:style-name="T19">:</text:span><text:span text:style-name="T16"> linha de dependência e linha de comando. O tipo linha dependência</text:span><text:span text:style-name="T15"> </text:span><text:span text:style-name="T16"><text:s/>tem o formato</text:span><text:span text:style-name="T15">: </text:span><text:span text:style-name="T3">arquivo_alvo: arq_depen1 arq_depen2 ... arq_depenn</text:span><text:span text:style-name="T4">. </text:span><text:span text:style-name="T16"><text:s/>A </text:span><text:span text:style-name="T15">primeira linha do Makefile é um exemplo desse tipo de linha. Ela indica que o processamento para gerar arquivo_alvo ( que será indicado em uma linha de <text:s/></text:span><text:span text:style-name="T16">comando) depende dos arquivos </text:span><text:span text:style-name="T4">arq_depen1 ... arq_depenn. </text:span><text:span text:style-name="T16"><text:s/>Se nenhum desses arquivos for modificado, não é necessário executar os comandos para gerar o </text:span><text:span text:style-name="T4">arq_alvo, </text:span><text:span text:style-name="T16">mas basta que um dos arquivos </text:span><text:span text:style-name="T4">arq_depen </text:span><text:span text:style-name="T16"><text:s/>seja modificado para que os comandos sejam executados para gerar o novo </text:span><text:span text:style-name="T4">arq_alvo. </text:span><text:span text:style-name="T16">Por exemplo, a primeira linha do arquivo Makefile contém </text:span></text:p>
      <text:p text:style-name="P7"><text:span text:style-name="T16">main: main.o aluno.o turma.o</text:span></text:p>
      <text:p text:style-name="P8"><text:span text:style-name="T15">ela informa que a geração do arquivo-alvo main depende da atualização de pelo menos um dos arquivos main.o, turma.o e turma.o</text:span></text:p>
      <text:p text:style-name="P8"><text:span text:style-name="T15">O segundo tipo de linha é uma linha de comando. Para uma mesma linha de dependência pode haver uma ou mais linhas de comando para s</text:span><text:span text:style-name="T17">e gerar o aquivo alvo. Cada linha de comando inicia com um caractere de tabulação e pode </text:span><text:span text:style-name="T19">conter qualquer</text:span><text:span text:style-name="T17"> comando executável do sistema operacional, principalmente </text:span><text:span text:style-name="T19">uma chamada ao </text:span><text:span text:style-name="T17">compilador </text:span><text:span text:style-name="T19">ou </text:span><text:span text:style-name="T17"><text:s/>linkeditor para gerar o arquivo alvo. <text:s/>A segunda linha do arquivo Makefile desse diretório é um exemplo de linha de comando:</text:span></text:p>
      <text:p text:style-name="P9"><text:span text:style-name="T17">gcc main.o aluno.o turma.o -o main</text:span></text:p>
      <text:p text:style-name="P10"><text:span text:style-name="T15">Ela chama o linkeditor do gcc para ligar todos os arquivos objetos e gerar o executável </text:span><text:span text:style-name="T20">main</text:span><text:span text:style-name="T15"> que é o arquivo alvo da primeira linha. Repare que no restante do arquivo Makefile, sempre há um par de linhas: linha de dependência, linha de comando. <text:s/>A linha de dependência pode ser utilizada para marcar um ponto de entrada no Makefile. Nesse caso o nome antes do sinal de “:” não é um arquivo </text:span><text:soft-page-break/><text:span text:style-name="T15">alvo, mas sim uma marca para se indicar o que se quer executar no Makefile. Um exemplo dessa situação é o último par de linhas do arquivo. A penúltima linha contém:</text:span></text:p>
      <text:p text:style-name="P11"><text:span text:style-name="T15">clean:</text:span></text:p>
      <text:p text:style-name="P10"><text:span text:style-name="T15">Essa linha tem a palavra </text:span><text:span text:style-name="T3">clean</text:span><text:span text:style-name="T15"> e não tem arquivos que geram dependência (arq_depen). Essa linha não é executada em uma chamada normal ao comando make. Ela só é executada se o comando make vier seguido da palavra clean: <text:s/></text:span></text:p>
      <text:p text:style-name="P11"><text:span text:style-name="T15">make clean</text:span></text:p>
      <text:p text:style-name="P10"><text:span text:style-name="T15">neste caso, o comando</text:span><text:span text:style-name="T3"> rm *.o main</text:span><text:span text:style-name="T15"> é executado, apagando do diretório todos os arquivos objetos e o executável main. Ele deve ser chamado para forçar que uma próxima chamada ao comando make reconstrua todos os arquivos-alvos.</text:span></text:p>
      <text:p text:style-name="P5"><text:span text:style-name="T16">C</text:span><text:span text:style-name="T15">riando um projeto através de um ambiente de desenvolvimento (IDE)</text:span></text:p>
      <text:p text:style-name="P12"><text:span text:style-name="T16">C</text:span><text:span text:style-name="T15">om o uso de uma IDE, fica bem mais fácil gerenciar a compilação de módulos e a criação do executável. Geralmente as IDES denominam de <text:s/></text:span><text:span text:style-name="T3">projeto (project) </text:span><text:span text:style-name="T15">o conjunto de módulos de um sistema e possuem um módulo para criar e gerenciar os projetos. Internamente, as IDEs utilizam um <text:s/>Makefile com o make ou outra ferramenta semelhante para gerenciar a compilação e ligação dos módulos, mas escondem a complexidade desse trabalho do usuário. Cada IDE tem o seu próprio modo de oferecer o recurso de projeto, portanto é necessário que o programador usuário consulte a documentação da IDE para poder criar os seus projetos.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0T17:21:40.058313395</meta:creation-date>
    <meta:generator>LibreOffice/6.0.2.1$MacOSX_X86_64 LibreOffice_project/f7f06a8f319e4b62f9bc5095aa112a65d2f3ac89</meta:generator>
    <dc:date>2022-01-31T07:10:11.452393261</dc:date>
    <meta:editing-duration>PT31M57S</meta:editing-duration>
    <meta:editing-cycles>3</meta:editing-cycles>
    <meta:document-statistic meta:table-count="0" meta:image-count="0" meta:object-count="0" meta:page-count="3" meta:paragraph-count="38" meta:word-count="1281" meta:character-count="7666" meta:non-whitespace-character-count="6384"/>
  </office:meta>
</office:document-meta>
</file>